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color="#FF0000"/>
    </style:style>
    <style:style style:name="P2" style:parent-style-name="Normale" style:family="paragraph">
      <style:text-properties fo:font-weight="bold" style:font-weight-asian="bold" style:font-weight-complex="bold" fo:color="#FF0000"/>
    </style:style>
    <style:style style:name="P3" style:parent-style-name="Normale" style:family="paragraph">
      <style:text-properties fo:font-weight="bold" style:font-weight-asian="bold" style:font-weight-complex="bold" fo:color="#FF0000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style:font-name-complex="Calibri" fo:font-weight="bold" style:font-weight-asian="bold" style:font-weight-complex="bold"/>
    </style:style>
    <style:style style:name="T6" style:parent-style-name="Car.predefinitoparagrafo" style:family="text">
      <style:text-properties style:font-name-complex="Calibri"/>
    </style:style>
    <style:style style:name="T7" style:parent-style-name="Car.predefinitoparagrafo" style:family="text">
      <style:text-properties style:font-name-complex="Calibri" fo:color="#202124"/>
    </style:style>
    <style:style style:name="P8" style:parent-style-name="PreformattatoHTML" style:family="paragraph">
      <style:paragraph-properties style:line-height-at-least="0.375in" fo:background-color="#F8F9FA"/>
    </style:style>
    <style:style style:name="T9" style:parent-style-name="Car.predefinitoparagrafo" style:family="text">
      <style:text-properties style:font-name="Calibri" style:font-name-complex="Calibri" fo:font-weight="bold" style:font-weight-asian="bold" style:font-weight-complex="bold" fo:color="#202124" fo:font-size="11pt" style:font-size-asian="11pt" style:font-size-complex="11pt"/>
    </style:style>
    <style:style style:name="T10" style:parent-style-name="Car.predefinitoparagrafo" style:family="text">
      <style:text-properties style:font-name="Calibri" style:font-name-complex="Calibri" fo:color="#202124" fo:font-size="11pt" style:font-size-asian="11pt" style:font-size-complex="11pt"/>
    </style:style>
    <style:style style:name="T11" style:parent-style-name="Car.predefinitoparagrafo" style:family="text">
      <style:text-properties style:font-name="Calibri" style:font-name-complex="Calibri" fo:color="#202124" fo:font-size="11pt" style:font-size-asian="11pt" style:font-size-complex="11pt"/>
    </style:style>
    <style:style style:name="T12" style:parent-style-name="Car.predefinitoparagrafo" style:family="text">
      <style:text-properties style:font-name="Calibri" style:font-name-complex="Calibri" fo:color="#202124" fo:font-size="11pt" style:font-size-asian="11pt" style:font-size-complex="11pt"/>
    </style:style>
    <style:style style:name="P13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/>
    </style:style>
    <style:style style:name="P14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/>
    </style:style>
    <style:style style:name="P15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/>
    </style:style>
    <style:style style:name="P16" style:parent-style-name="PreformattatoHTML" style:family="paragraph">
      <style:paragraph-properties style:line-height-at-least="0.375in" fo:background-color="#F8F9FA"/>
    </style:style>
    <style:style style:name="T17" style:parent-style-name="Car.predefinitoparagrafo" style:family="text">
      <style:text-properties style:font-name="Calibri" style:font-name-complex="Calibri" fo:font-weight="bold" style:font-weight-asian="bold" style:font-weight-complex="bold" fo:color="#202124" fo:font-size="11pt" style:font-size-asian="11pt" style:font-size-complex="11pt" fo:background-color="#F8F9FA"/>
    </style:style>
    <style:style style:name="T18" style:parent-style-name="Car.predefinitoparagrafo" style:family="text">
      <style:text-properties style:font-name="Calibri" style:font-name-complex="Calibri" fo:color="#202124" fo:font-size="11pt" style:font-size-asian="11pt" style:font-size-complex="11pt" fo:background-color="#F8F9FA"/>
    </style:style>
    <style:style style:name="T19" style:parent-style-name="Car.predefinitoparagrafo" style:family="text">
      <style:text-properties style:font-name="Calibri" style:font-name-complex="Calibri" fo:color="#202124" fo:font-size="11pt" style:font-size-asian="11pt" style:font-size-complex="11pt" fo:background-color="#F8F9FA"/>
    </style:style>
    <style:style style:name="T20" style:parent-style-name="Car.predefinitoparagrafo" style:family="text">
      <style:text-properties style:font-name="Calibri" style:font-name-complex="Calibri" fo:color="#202124" fo:font-size="11pt" style:font-size-asian="11pt" style:font-size-complex="11pt" fo:background-color="#F8F9FA"/>
    </style:style>
    <style:style style:name="P21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 fo:background-color="#F8F9FA"/>
    </style:style>
    <style:style style:name="P22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 fo:background-color="#F8F9FA"/>
    </style:style>
    <style:style style:name="P23" style:parent-style-name="PreformattatoHTML" style:family="paragraph">
      <style:paragraph-properties style:line-height-at-least="0.375in" fo:background-color="#F8F9FA"/>
    </style:style>
    <style:style style:name="T24" style:parent-style-name="Car.predefinitoparagrafo" style:family="text">
      <style:text-properties style:font-name="Calibri" style:font-name-complex="Calibri" fo:font-weight="bold" style:font-weight-asian="bold" style:font-weight-complex="bold" fo:color="#202124" fo:font-size="11pt" style:font-size-asian="11pt" style:font-size-complex="11pt" fo:background-color="#F8F9FA"/>
    </style:style>
    <style:style style:name="T25" style:parent-style-name="Car.predefinitoparagrafo" style:family="text">
      <style:text-properties style:font-name="Calibri" style:font-name-complex="Calibri" fo:color="#202124" fo:font-size="11pt" style:font-size-asian="11pt" style:font-size-complex="11pt" fo:background-color="#F8F9FA"/>
    </style:style>
    <style:style style:name="T26" style:parent-style-name="Car.predefinitoparagrafo" style:family="text">
      <style:text-properties style:font-name="Calibri" style:font-name-complex="Calibri" fo:color="#202124" fo:font-size="11pt" style:font-size-asian="11pt" style:font-size-complex="11pt" fo:background-color="#F8F9FA"/>
    </style:style>
    <style:style style:name="T27" style:parent-style-name="Car.predefinitoparagrafo" style:family="text">
      <style:text-properties style:font-name="Calibri" style:font-name-complex="Calibri" fo:color="#202124" fo:font-size="11pt" style:font-size-asian="11pt" style:font-size-complex="11pt" fo:background-color="#F8F9FA"/>
    </style:style>
    <style:style style:name="P28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 fo:background-color="#F8F9FA"/>
    </style:style>
    <style:style style:name="P29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 fo:background-color="#F8F9FA"/>
    </style:style>
    <style:style style:name="P30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 fo:background-color="#F8F9FA"/>
    </style:style>
    <style:style style:name="P31" style:parent-style-name="PreformattatoHTML" style:family="paragraph">
      <style:paragraph-properties style:line-height-at-least="0.375in" fo:background-color="#F8F9FA"/>
    </style:style>
    <style:style style:name="T32" style:parent-style-name="Car.predefinitoparagrafo" style:family="text">
      <style:text-properties style:font-name="Calibri" style:font-name-complex="Calibri" fo:font-weight="bold" style:font-weight-asian="bold" style:font-weight-complex="bold" fo:color="#202124" fo:font-size="11pt" style:font-size-asian="11pt" style:font-size-complex="11pt"/>
    </style:style>
    <style:style style:name="T33" style:parent-style-name="Car.predefinitoparagrafo" style:family="text">
      <style:text-properties style:font-name="Calibri" style:font-name-complex="Calibri" fo:color="#202124" fo:font-size="11pt" style:font-size-asian="11pt" style:font-size-complex="11pt"/>
    </style:style>
    <style:style style:name="T34" style:parent-style-name="Car.predefinitoparagrafo" style:family="text">
      <style:text-properties style:font-name="Calibri" style:font-name-complex="Calibri" fo:color="#202124" fo:font-size="11pt" style:font-size-asian="11pt" style:font-size-complex="11pt"/>
    </style:style>
    <style:style style:name="P35" style:parent-style-name="PreformattatoHTML" style:family="paragraph">
      <style:paragraph-properties style:line-height-at-least="0.375in" fo:background-color="#F8F9FA"/>
      <style:text-properties style:font-name="Calibri" style:font-name-complex="Calibri" fo:color="#202124" fo:font-size="11pt" style:font-size-asian="11pt" style:font-size-complex="11pt"/>
    </style:style>
    <style:style style:name="P36" style:parent-style-name="Normale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RADUZIONE REGOLEMENTO EV – Pre charge and Discharge</text:p>
      <text:p text:style-name="P2"/>
      <text:p text:style-name="P3">E.V.7.9</text:p>
      <text:p text:style-name="Normale"><text:span text:style-name="T4">E.V.7.9.1</text:span><text:s/>Deve essere implementato un circuito che sia in grado di precaricare il circuito intermedio ad <text:s text:c="4"/></text:p>
      <text:p text:style-name="Normale"><text:s text:c="18"/>almeno il 90% della tensione attuale dell'accumulatore prima di chiudere il secondo AIR</text:p>
      <text:p text:style-name="Normale"><text:s text:c="18"/>Questo circuito deve essere disabilitato da un circuito di spegnimento disattivato, vedi E.V.8.2.</text:p>
      <text:p text:style-name="Normale"><text:s text:c="18"/>Pertanto, se il circuito di spegnimento è aperto, il circuito di precarica non deve essere in grado di <text:s text:c="22"/></text:p>
      <text:p text:style-name="Normale"><text:s text:c="18"/>precaricare il sistema</text:p>
      <text:p text:style-name="Normale"><text:span text:style-name="T5">E.V.7.9.2<text:s/></text:span><text:span text:style-name="T6">L’eventuale</text:span><text:span text:style-name="T7"><text:s/>circuito di precarica deve essere alimentato direttamente dal TSMS</text:span></text:p>
      <text:p text:style-name="P8"><text:span text:style-name="T9">E.V.7.9.3<text:s/></text:span><text:span text:style-name="T10">S</text:span><text:span text:style-name="T11">e è consentito precaricare il circuito intermedio per un tempo calcolato in modo conservativo,<text:s/></text:span><text:span text:style-name="T12"><text:s text:c="6"/></text:span></text:p>
      <text:p text:style-name="P13"><text:s text:c="17"/>prima di chiudere la seconda AIR.</text:p>
      <text:p text:style-name="P14"><text:s text:c="17"/>Non è richiesta una retroazione tramite la misurazione della tensione di circuito intermedio<text:s/><text:s text:c="17"/></text:p>
      <text:p text:style-name="P15"><text:s text:c="17"/>Corrente</text:p>
      <text:p text:style-name="P16"><text:span text:style-name="T17">E.V.7.9.4</text:span><text:span text:style-name="T18"><text:s/></text:span><text:span text:style-name="T19">Se il circuito di scarica è necessario per soddisfare E.V.8.2.3, deve essere progettato per gestire la<text:s/></text:span><text:span text:style-name="T20"><text:s text:c="23"/></text:span></text:p>
      <text:p text:style-name="P21"><text:s text:c="17"/>corrente di scarica massima per almeno 15 secondi. Il calcolo che lo dimostra deve essere parte<text:s/><text:s/></text:p>
      <text:p text:style-name="P22"><text:s text:c="17"/>dell’ESF</text:p>
      <text:p text:style-name="P23"><text:line-break/><text:span text:style-name="T24">E.V.7.9.5</text:span><text:span text:style-name="T25"><text:s/>I</text:span><text:span text:style-name="T26">l circuito di scarica deve essere cablato in modo che sia sempre attivo quando il circuito di<text:s/></text:span><text:span text:style-name="T27"><text:s/></text:span></text:p>
      <text:p text:style-name="P28"><text:s text:c="17"/>spegnimento è aperto.<text:s/></text:p>
      <text:p text:style-name="P29"><text:s text:c="17"/>Inoltre, il circuito di scarica deve essere a prova di guasto in modo tale da scaricare ancora i<text:s/></text:p>
      <text:p text:style-name="P30"><text:s text:c="17"/>condensatori del circuito intermedio se l'HVD è stato aperto</text:p>
      <text:p text:style-name="P31"><text:span text:style-name="T32">E.V.7.9.6</text:span><text:span text:style-name="T33"><text:s/>C</text:span><text:span text:style-name="T34">ircuiti di precarica e scarica non devono essere</text:span></text:p>
      <text:p text:style-name="P35"/>
      <text:p text:style-name="P36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CCA FRANCESCO PIO</meta:initial-creator>
    <dc:creator>CECCA FRANCESCO PIO</dc:creator>
    <meta:creation-date>2021-01-26T17:24:00Z</meta:creation-date>
    <dc:date>2021-01-26T17:45:00Z</dc:date>
    <meta:template xlink:href="Normal.dotm" xlink:type="simple"/>
    <meta:editing-cycles>1</meta:editing-cycles>
    <meta:editing-duration>PT720S</meta:editing-duration>
    <meta:document-statistic meta:page-count="1" meta:paragraph-count="3" meta:word-count="248" meta:character-count="1665" meta:row-count="11" meta:non-whitespace-character-count="1420"/>
  </office:meta>
</office:document-meta>
</file>